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2pt" officeooo:paragraph-rsid="001d5e7b" style:font-size-asian="12pt" style:font-size-complex="12pt"/>
    </style:style>
    <style:style style:name="P3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officeooo:paragraph-rsid="001d5e7b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d5e7b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5e7b" style:font-size-asian="10pt" style:font-size-complex="10pt"/>
    </style:style>
    <style:style style:name="P8" style:family="paragraph" style:parent-style-name="Urban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 fo:font-style="normal" style:text-underline-style="none" style:font-style-asian="normal" style:font-style-complex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 NAMUR</text:span><text:span text:style-name="T9"><text:line-break/></text:span><text:span text:style-name="T10">RECOMMANDE</text:span></text:p>
          </table:table-cell>
        </table:table-row>
      </table:table>
      <text:p text:style-name="P5"/>
      <text:p text:style-name="UrbanTitle"><text:span text:style-name="Emphasis"><text:span text:style-name="T5">Irrecevabilité d'un Permis d'environnement classe 1</text:span></text:span></text:p>
      <text:p text:style-name="P1"><text:span text:style-name="T4"/></text:p>
      <text:p text:style-name="P1"/>
      <text:p text:style-name="P3"><text:span text:style-name="T3"><office:annotation><dc:creator>Gauthier Bastien</dc:creator><dc:date>2011-02-16T16:12:24</dc:date><text:p text:style-name="P10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10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 </text:span><text:text-input text:description="Situation des travaux">self.getWorkLocationSignaletic()</text:text-input></text:p>
      <text:p text:style-name="P4"><text:span text:style-name="T3">Référence cadastrale :</text:span> <text:text-input text:description="Bien-Parcelles">self.getPortionOutsText()</text:text-input></text:p>
      <text:p text:style-name="P4"/>
      <text:p text:style-name="P4">Monsieur le Fonctionnaire Technique,</text:p>
      <text:p text:style-name="P4"/>
      <text:p text:style-name="P8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00.144769851</dc:date>
    <meta:editing-duration>PT7H55M13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50" meta:character-count="1090" meta:non-whitespace-character-count="970"/>
  </office:meta>
</office:document-meta>
</file>